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draw:marker-start-width="0.439cm" draw:marker-end-width="0.439cm" svg:stroke-opacity="70%" draw:fill="solid" draw:textarea-vertical-align="middle" fo:padding-top="0.205cm" fo:padding-bottom="0.205cm" fo:padding-left="0.33cm" fo:padding-right="0.33cm"/>
    </style:style>
    <style:style style:name="P1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Standard">
        <draw:path draw:style-name="gr1" draw:text-style-name="P1" draw:layer="layout" svg:width="0.702cm" svg:height="0.727cm" svg:x="1.876cm" svg:y="1.851cm" svg:viewBox="0 0 703 728" svg:d="M480 12c-65 108-257 69-346 165-30 33-71 60-86 102-17 53-30 110-43 165-10 43-6 90 10 133 13 35 36 66 67 86 50 31 113 39 169 50 55 11 114 21 169 10 52-10 92-56 129-93 44-43 94-86 117-143 16-36 40-78 36-120s9-87-17-126c-28-45-64-88-105-122-28-24-65-33-93-52-42-29-92-38-136-60l-24-7-31 17-14 12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79cm" fo:margin-bottom="0.179cm" fo:margin-left="0.179cm" fo:margin-right="0.179cm" fo:page-width="4.55cm" fo:page-height="4.25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19-11-09T01:35:25.733000000</dc:date>
    <meta:editing-duration>PT5M53S</meta:editing-duration>
    <meta:editing-cycles>2</meta:editing-cycles>
    <meta:generator>LibreOffice/6.3.2.2$Windows_X86_64 LibreOffice_project/98b30e735bda24bc04ab42594c85f7fd8be07b9c</meta:generator>
    <meta:document-statistic meta:object-count="1"/>
  </office:meta>
</office:document-meta>
</file>